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Repentance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Penitence/</text:p>
      <text:p text:style-name="P7">[Hebrew]/</text:p>
      <text:p text:style-name="P7"/>
      <text:p text:style-name="P6">[Page 1]</text:p>
      <text:p text:style-name="P6">When Adam saw that days were fast growing/ shorter, and darkness displaced light, terror seized/ him. <text:s/>"Alas," he exclaimed "that because of my dis-/-obedience this lively world will be enshrouded in eter-/-nal gloom." <text:s/>But a voice from on high reassured/ the penitent sinner. <text:s/>He was promised a return of/ the days, on which the majestic and soul-enliven-/-ing luminary lingers in the sky. <text:s/>Then man who/ labored usefully while the long evenings prevailed, would/ enjoy the fruits of his endeavours, when the sun abides/ in the horizon with prolonged brightness. <text:s/>Such/ is the substance of a legend which I once read in Rab-/-binical writings. <text:s/>The season of the year, and/ that which Israelites now keep in deep solemnity, bring/ that legend back to the mind. <text:s/>The period during which/ night shrinks, as it were, within narrow limits, and/ allows the day to wield an almost absolute domi-/-nion, is fading away. <text:s/>We do not fear, like our first/ parent who had been chased from paradise, <text:span text:style-name="T2">fear</text:span><text:span text:style-name="T5"> that/ nature will be overthrown by reason of our transgressions./ <text:s/>We have learned to know the cause of the various changes/</text:span></text:p>
      <text:p text:style-name="P6"><text:span text:style-name="T5"/></text:p>
      <text:p text:style-name="P6"><text:span text:style-name="T5">[Page 2]</text:span></text:p>
      <text:p text:style-name="P6"><text:span text:style-name="T5">which the globe we inhabit successively under-/-goes. <text:s/>But though we need not entertain any fore-/-boding, for [Hebrew] the universe follows the course/ assigned to it by its Maker; though it were fully </text:span><text:soft-page-break/><text:span text:style-name="T5">in/ any of us to be disconcerted, because autumn is far/ advanced, and the state of the atmosphere heralds the/ approaching winter, we may nevertheless fittingly ask ourselves, </text:span><text:span text:style-name="T2">without</text:span><text:span text:style-name="T5">/ </text:span><text:span text:style-name="T2">terror</text:span><text:span text:style-name="T5"> undismayed, but in anxious thought, whether the present time/ should not recall shortcomings. <text:s/>Thus we may </text:span><text:span text:style-name="T2">labor</text:span><text:span text:style-name="T5"> work/ sensibly for our improvement, while the sun is down, and enjoy the yieldings/ of our exertions wisely, when it will long shine again/ with brilliancy in the heavens above./</text:span></text:p>
      <text:p text:style-name="P6"><text:span text:style-name="T5">Very many whose absence form the habitation of prayer/ continued without intermission, have at length entered/ its portals. <text:s/>They feel that to </text:span><text:span text:style-name="T2">approach</text:span><text:span text:style-name="T5"> stand before the Bestower/ of all good with entreaties when a year has come to its/ close, and another whose embosomed events are veiled from our vision/ has been ushered in, is beseeming; that when the heart/ </text:span><text:span text:style-name="T2">eagerly wishes</text:span><text:span text:style-name="T5"> yearns for joys domestic and social, it becomes/ believers to approach the One God with petitions. <text:s/>But/ it behooves me to say, as </text:span><text:span text:style-name="T2">the</text:span><text:span text:style-name="T5"> a messenger of that perfect/ Being crowned </text:span><text:span text:style-name="T2">in</text:span><text:span text:style-name="T5"> with purity, that unless we Israelites in crossing/</text:span></text:p>
      <text:p text:style-name="P6"><text:span text:style-name="T5"/></text:p>
      <text:p text:style-name="P6"><text:span text:style-name="T5">[Page 3]</text:span></text:p>
      <text:p text:style-name="P6"><text:span text:style-name="T5">the thresh</text:span><text:span text:style-name="T2">h</text:span><text:span text:style-name="T5">old of the Sanctuary, leave behind the burden/ of former errors, the Tishri communions with the Almighty/ will effect nothing [Hebrew]/ "I will wash my hands in sincerity, and then will I/ compass Thy altar, O Lord!" exclaimed the conscience-stri-/-cken ruler of old. <text:s/>He meant, I will remove the stains/ which misdeeds </text:span><text:span text:style-name="T2">left</text:span><text:span text:style-name="T5"> stamped on my character as a man and a/ Jew, before I seek the presence of Him who is enthroned/ in righteousness. <text:s/>Now: it is not unlikely/ that both the quotation just made, and the legend/ cited </text:span><text:span text:style-name="T2">before</text:span><text:span text:style-name="T5"> above, may seem inappropriate. <text:s/>For to charge/ my coreligionists with David's great sin, or compare my/ brethren's disobedience to that of which the parent of/ the human race became guilty, would be an abuse/ of the pulpit. <text:s/>Still, I conceive that I do/ not offend truth by asserting that when we appear/ before the Lord of life with supplications, we are/ neither in the same frame of mind as the shepherd/ King, nor as the first created man. <text:s/>Some/ Hebrews have spent the long days which are fast/ passing away, in a manner totally at variance with/</text:span></text:p>
      <text:p text:style-name="P6"><text:span text:style-name="T5"/></text:p>
      <text:p text:style-name="P6"><text:span text:style-name="T5">[Page 4]</text:span></text:p>
      <text:p text:style-name="P6"><text:span text:style-name="T5">proprieity, or positively sinful. <text:s/>I know/ of youths of both sexes who on the plea of recruiting strength,/ trespassed against the rules of that refined chastity, whose rigid/ preservation was formerly the pride of our people./ <text:s/>They do not </text:span><text:span text:style-name="T2">feel abashed</text:span><text:span text:style-name="T5"> deem it wrong, because a corrupt practice/ sanctions what an uncompromising Jewish morality frowns upon, but were/ they to turn aside from the exciting fascination, and/ soberly think, surely their checks would colour,/ because of that which under ordinary circumstances </text:span><text:span text:style-name="T6">must</text:span><text:span text:style-name="T7"> be/ declared highly reprehensible. <text:s/>Yet, matronly/ mothers and staid fathers look on unconcerned, if they do/ not smilingly approve. <text:s/>"No harm in that; it is/ innocent past time"; and so is the promiscuous gather-/-ing and the late dance, which defeat the alleged object/ of a temporary absence from home and its healthful sur-/-roundings. <text:s/>But is that youth who risks at the/ gaming board the hard-earned substance of his father,/ indulging also in innocent past time? <text:s/>How much god that might promote the cause of </text:span><text:span text:style-name="T6">education</text:span><text:span text:style-name="T7"> and of humanity, is culpably wasted, and how many characters are/ sunk in places ostensibly sought for recreation?/ <text:s/>Allurements beset our offspring everywhere, for like/ the wisdom described in the book of Proverbs, so does/</text:span></text:p>
      <text:p text:style-name="P6"><text:span text:style-name="T7"/></text:p>
      <text:p text:style-name="P6"><text:span text:style-name="T7">[Page 5]</text:span></text:p>
      <text:p text:style-name="P6"><text:span text:style-name="T7">folly cry out on public thoroughfares: "Come, </text:span><text:span text:style-name="T3">eat</text:span><text:span text:style-name="T7"> enjoy/ of the food I have prepared, and </text:span><text:span text:style-name="T3">drink of</text:span><text:span text:style-name="T7"> quaff the wine which/ I poured out" [Hebrew], but the unwary fails/ to notice the pit that yawns under their steps. <text:s/>Yes:/ everywhere seductions </text:span><text:span text:style-name="T3">beset</text:span><text:span text:style-name="T7"> hedge around their children's path, but/ there where the long days of a summer season attract/ them, there at every corner sin lies in ambush and many/ are caught in its meshes. <text:s/>Yet those who became </text:span><text:span text:style-name="T3">its prey</text:span><text:span text:style-name="T7"> so entangled, regardless of irregularities committed against the code of ethics &amp; ceremonial religion, appear/ at the Tabernacle of the Lord uncontrite, as if they had/ never swerved from rectitude. <text:s/>It is this heedless-/-ness that drew from Jeremiah, who speaking in the name of his/ Heavenly Master, the sentence [Hebrew]/ "Behold, I enter into judgment with thee, </text:span><text:soft-page-break/><text:span text:style-name="T7">because thou/ sayest 'I have not sinned'." <text:s/>Mark it, my brethren,/ Adam rebelled against the expressed command of his Maker;/ David offended the Law of Sinai heinously, but both met/ with temptations difficult to overcome, and both acknow-/-ledged the justice of the suffering which their misdeed/ brought on. <text:s/>The former terror-stricken, na</text:span><text:span text:style-name="T8">ï</text:span><text:span text:style-name="T9">vely believed/ that nature </text:span><text:span text:style-name="T4">that nature</text:span><text:span text:style-name="T9"> would be overturned by reason/ of his disobedience, the latter in deep compunction exclaimed/ [Hebrew], and again "I will wash my hands in innocence, and then/</text:span></text:p>
      <text:p text:style-name="P6"><text:span text:style-name="T9"/></text:p>
      <text:p text:style-name="P6"><text:span text:style-name="T9">[Page 6]</text:span></text:p>
      <text:p text:style-name="P6"><text:span text:style-name="T9">will I compass Thy altar, O Lord." <text:s/>We go deliberate-/-ly in search of seductions, and as if perfectly/ spotless, as if always loyal to the Torah, we ask for life/ and health, and prosperity and honors. <text:s/>Fellow/ Israelites. <text:s/>It is a source of unfeigned </text:span><text:span text:style-name="T4">rejoicing</text:span><text:span text:style-name="T9"> satisfaction to see/ the edifice hallowed to prayer, thronged with attend-/-ants at the solemn season of memorial and of atonement</text:span><text:span text:style-name="T4">;</text:span><text:span text:style-name="T9">/ </text:span><text:span text:style-name="T4">and</text:span><text:span text:style-name="T9"> As to our immediate selves since we offer our orisons jointly and not by means/ of hirelings, it is indeed exceedingly gratifying to feel that/ it lies in our power to illustrate the Biblical sen-/-tence, figuratively and by the Sages in connection with/ the worship. <text:s/>[Hebrew] <text:s/>"The King (of the </text:span><text:span text:style-name="T4">universe</text:span><text:span text:style-name="T9"> world)/ is </text:span><text:span text:style-name="T4">honored</text:span><text:span text:style-name="T9"> extolled by a multitude of people." <text:s/>But not/ in the vastness of the assemblage ought we to pride/ ourselves, but rather in a congregation humbled beofre/ the majesty of the Lord; ready to acknowledge </text:span><text:span text:style-name="T4">horrors</text:span><text:span text:style-name="T9"> faults,/ whether committed towards man or towards the </text:span><text:span text:style-name="T4">heavenly</text:span><text:span text:style-name="T9"> Universal/ Father, and disposed to lead a life consistent with/ the tenets and statutes of </text:span><text:span text:style-name="T4">religion</text:span><text:span text:style-name="T9"> revelation./</text:span></text:p>
      <text:p text:style-name="P6"><text:span text:style-name="T9">I heard once a Rabbi of the modern school, make/ public boast of the largeness of the body of Hebrews/</text:span></text:p>
      <text:p text:style-name="P6"><text:span text:style-name="T9"/></text:p>
      <text:p text:style-name="P6"><text:span text:style-name="T9">[Page 7]</text:span></text:p>
      <text:p text:style-name="P6"><text:span text:style-name="T9">to whom he ministered, and of their controlling/ influence. <text:s/>But as it happens that the influence/ exercised emanated </text:span><text:span text:style-name="T4">simply</text:span><text:span text:style-name="T9"> from riches and not from/ piety, and the largeness of the body had its origin in/ the facility offered to cast aside without compunction/ law and traditions, and </text:span><text:span text:style-name="T4">make</text:span><text:span text:style-name="T9"> to let Judaism </text:span><text:span text:style-name="T4">to</text:span><text:span text:style-name="T9"> bear very lightly/ upon the Jew, </text:span><text:span text:style-name="T4">we</text:span><text:span text:style-name="T9"> none need </text:span><text:span text:style-name="T4">not</text:span><text:span text:style-name="T9"> crave for the ability to/ indulge in that price of self-glorification. <text:s/>What/ God-fearing minister will joy over members who with/ shameless ostentation drive their own carriage to the/ Temple on the day of atonement, and having eaten their/ fill, condescend to sit our damasked easy chairs, and/ listen to the warbling's[sic!] of non-Jewish songstresses. <text:s/>No; rather/ pray with and address the thinnest assemblage, but/ one impressed with the sanctity of the spot and of the/ occasion, one who does not point to the gorgeousness </text:span><text:span text:style-name="T4">of</text:span><text:span text:style-name="T9">/ of a stately structure as a criterion of its devotion to the/ faith, but to its </text:span><text:span text:style-name="T4">exemplification</text:span><text:span text:style-name="T9"> illustration of ancestral virtues and/ its confiding trust in the Lord. <text:s/>Dear brothers and/ sisters in faith. <text:s/>The time of the year, and the season/ which we celebrate, demand that we shall pause/ and reflect. <text:s/>I long to render this congregation exemplary;/</text:span></text:p>
      <text:p text:style-name="P6"><text:span text:style-name="T9"/></text:p>
      <text:p text:style-name="P6"><text:span text:style-name="T9">[Page 8]</text:span></text:p>
      <text:p text:style-name="P6"><text:span text:style-name="T9">You must aid my endeavours. <text:s/>[Hebrew]./ <text:s/>"Some will gain eternity in one hour" write the Sages./ <text:s/>None more propitious than the present on this penitential/ Sabbath. <text:s/>The shades of night gather now quickly/ around, as a message from above. <text:s/>Let us seize/ the inextinguishable lamp </text:span><text:span text:style-name="T4">given</text:span><text:span text:style-name="T9"> granted us by God--our </text:span><text:span text:style-name="T4">luminous</text:span><text:span text:style-name="T9"> light-giving/ intellect--and examine the course we have pursued/ </text:span><text:span text:style-name="T4">Let us</text:span><text:span text:style-name="T9"> We all level here what was uneven, according to the/ standard of justice; raise there what was low, </text:span><text:span text:style-name="T4">and</text:span><text:span text:style-name="T9">/ </text:span><text:span text:style-name="T4">steep</text:span><text:span text:style-name="T9"> according to the measure of rectitude, </text:span><text:span text:style-name="T4">amplify</text:span><text:span text:style-name="T9"> amend every-/where what was unrighteous. <text:s/>Let us make our future/ way so correctly straight, that </text:span><text:span text:style-name="T4">it may be</text:span><text:span text:style-name="T9"> like that/ pictured by the moralist of yore it may lead us and others upward, as by a star, ever resplendent, </text:span><text:span text:style-name="T4">with</text:span><text:span text:style-name="T9">/ </text:span><text:span text:style-name="T4">lightly</text:span><text:span text:style-name="T9"> shining on unto the perfect day [Hebrew]/ [Hebrew]. <text:s/>When that day arrives,/ we shall behold the record due to our actions. <text:s/>We/ shall feel that to adhere, despite all allurements, at/ home and abroad, to the dictates of Holy Writ, is to/ have secured the approval of the just, the association/ of the saints, and the unending blessings of the Eternal/ God, the Protector and Saviour of Israe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8T14:00:56.03</meta:creation-date>
    <meta:document-statistic meta:table-count="0" meta:image-count="0" meta:object-count="0" meta:page-count="4" meta:paragraph-count="81" meta:word-count="1791" meta:character-count="11123"/>
    <dc:date>2012-06-18T14:54:20.64</dc:date>
    <dc:creator>Penn Libraries</dc:creator>
    <meta:editing-duration>PT00H12M43S</meta:editing-duration>
    <meta:editing-cycles>1</meta:editing-cycles>
    <meta:generator>OpenOffice.org/3.2$Win32 OpenOffice.org_project/320m12$Build-9483</meta:generator>
  </office:meta>
</office:document-meta>
</file>